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office:value-type="float" office:value="6101651" calcext:value-type="float">
            <text:p>6101651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7845" calcext:value-type="float">
            <text:p>99784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1404135" calcext:value-type="float">
            <text:p>81404135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3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235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 style:data-style-name="N2" text:time-value="18:43:55.45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3-19T19:04:54.412000000</dc:date>
    <meta:editing-duration>P1DT5H45M25S</meta:editing-duration>
    <meta:editing-cycles>299</meta:editing-cycles>
    <meta:generator>LibreOffice/7.2.5.2$Windows_X86_64 LibreOffice_project/499f9727c189e6ef3471021d6132d4c694f357e5</meta:generator>
    <meta:document-statistic meta:table-count="1" meta:cell-count="6712" meta:object-count="0"/>
  </office:meta>
</office:document-meta>
</file>